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Lohit Devanagari1" svg:font-family="'Lohit Devanagari'"/>
    <style:font-face style:name="consolas" svg:font-family="consolas, 'Liberation Mono',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2d0a" officeooo:paragraph-rsid="00042d0a"/>
    </style:style>
    <style:style style:name="P2" style:family="paragraph" style:parent-style-name="Standard">
      <style:text-properties fo:font-size="14pt" officeooo:rsid="00042d0a" officeooo:paragraph-rsid="00042d0a" style:font-size-asian="14pt" style:font-size-complex="14pt"/>
    </style:style>
    <style:style style:name="P3" style:family="paragraph" style:parent-style-name="Standard">
      <style:text-properties fo:font-size="14pt" officeooo:rsid="00056099" officeooo:paragraph-rsid="00056099" style:font-size-asian="14pt" style:font-size-complex="14pt"/>
    </style:style>
    <style:style style:name="P4" style:family="paragraph" style:parent-style-name="Standard">
      <style:text-properties fo:font-size="14pt" officeooo:rsid="00073517" officeooo:paragraph-rsid="00073517" style:font-size-asian="14pt" style:font-size-complex="14pt"/>
    </style:style>
    <style:style style:name="P5" style:family="paragraph" style:parent-style-name="Standard">
      <style:text-properties officeooo:rsid="00073517" officeooo:paragraph-rsid="00073517"/>
    </style:style>
    <style:style style:name="P6" style:family="paragraph" style:parent-style-name="Standard">
      <style:text-properties officeooo:rsid="00090593" officeooo:paragraph-rsid="00090593"/>
    </style:style>
    <style:style style:name="P7" style:family="paragraph" style:parent-style-name="Standard">
      <style:text-properties fo:font-size="12pt" officeooo:rsid="00042d0a" officeooo:paragraph-rsid="00042d0a" style:font-size-asian="10.5pt" style:font-size-complex="12pt"/>
    </style:style>
    <style:style style:name="P8" style:family="paragraph" style:parent-style-name="Standard">
      <style:text-properties fo:font-variant="normal" fo:text-transform="none" fo:color="#333333" style:font-name="Arial" fo:font-size="12pt" fo:letter-spacing="normal" fo:font-style="normal" fo:font-weight="normal" officeooo:rsid="00042d0a" officeooo:paragraph-rsid="00042d0a" style:font-size-asian="10.5pt" style:font-size-complex="12pt"/>
    </style:style>
    <style:style style:name="P9" style:family="paragraph" style:parent-style-name="Standard">
      <style:text-properties fo:font-variant="normal" fo:text-transform="none" fo:color="#333333" style:font-name="Arial" fo:font-size="12pt" fo:letter-spacing="normal" fo:font-style="normal" fo:font-weight="normal" officeooo:rsid="00073517" officeooo:paragraph-rsid="00073517"/>
    </style:style>
    <style:style style:name="P10" style:family="paragraph" style:parent-style-name="Standard">
      <style:text-properties fo:font-variant="normal" fo:text-transform="none" fo:color="#333333" style:font-name="Arial" fo:font-size="12pt" fo:letter-spacing="normal" fo:font-style="normal" fo:font-weight="normal" officeooo:rsid="00090593" officeooo:paragraph-rsid="00090593"/>
    </style:style>
    <style:style style:name="P11" style:family="paragraph" style:parent-style-name="Standard">
      <style:text-properties fo:font-weight="bold" officeooo:rsid="0009cc0e" officeooo:paragraph-rsid="0009cc0e" style:font-weight-asian="bold" style:font-weight-complex="bold"/>
    </style:style>
    <style:style style:name="P12" style:family="paragraph" style:parent-style-name="Standard">
      <style:text-properties fo:font-weight="bold" officeooo:rsid="0009fa95" officeooo:paragraph-rsid="0009fa95" style:font-weight-asian="bold" style:font-weight-complex="bold"/>
    </style:style>
    <style:style style:name="P13" style:family="paragraph" style:parent-style-name="Standard">
      <style:text-properties fo:font-weight="bold" officeooo:rsid="000a72ba" officeooo:paragraph-rsid="000a72ba" style:font-weight-asian="bold" style:font-weight-complex="bold"/>
    </style:style>
    <style:style style:name="T1" style:family="text">
      <style:text-properties fo:font-variant="normal" fo:text-transform="none" fo:color="#333333" style:font-name="Arial" fo:font-size="12pt" fo:letter-spacing="normal" fo:font-style="normal" fo:font-weight="normal"/>
    </style:style>
    <style:style style:name="T2" style:family="text">
      <style:text-properties fo:font-variant="normal" fo:text-transform="none" fo:color="#333333" style:font-name="Arial" fo:font-size="12pt" fo:letter-spacing="normal" fo:font-style="normal" loext:padding="0cm" loext:border="none"/>
    </style:style>
    <style:style style:name="T3" style:family="text">
      <style:text-properties fo:font-variant="normal" fo:text-transform="none" fo:color="#333333" style:font-name="consolas" fo:font-size="12pt" fo:letter-spacing="normal" fo:font-style="normal" loext:padding="0cm" loext:border="none"/>
    </style:style>
    <style:style style:name="T4" style:family="text">
      <style:text-properties fo:font-variant="normal" fo:text-transform="none" fo:color="#333333" style:font-name="consolas" fo:font-size="12pt" fo:letter-spacing="normal" fo:font-style="normal" fo:font-weight="normal" loext:padding="0cm" loext:border="none"/>
    </style:style>
    <style:style style:name="T5" style:family="text">
      <style:text-properties fo:font-variant="normal" fo:text-transform="none" fo:color="#333333" fo:letter-spacing="normal"/>
    </style:style>
    <style:style style:name="T6" style:family="text">
      <style:text-properties fo:font-variant="normal" fo:text-transform="none" fo:color="#285c76" style:text-line-through-style="none" style:text-line-through-type="none" style:font-name="consolas" fo:font-size="12pt" fo:letter-spacing="normal" fo:font-style="normal" style:text-underline-style="none" fo:font-weight="normal" style:text-blinking="false" loext:padding="0cm" loext:border="none"/>
    </style:style>
    <style:style style:name="T7" style:family="text">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28/11/2018</text:p>
      <text:p text:style-name="P2"/>
      <text:p text:style-name="P2"/>
      <text:p text:style-name="P2"><text:tab/><text:tab/><text:tab/><text:tab/><text:tab/> <text:span text:style-name="T7"><text:s text:c="3"/>JAVASCRIPT</text:span></text:p>
      <text:p text:style-name="P2"/>
      <text:p text:style-name="P4">1.Var:</text:p>
      <text:p text:style-name="P4"/>
      <text:p text:style-name="P3">var hosting:</text:p>
      <text:p text:style-name="P7"/>
      <text:p text:style-name="P8">that a variable can appear to be used before it's declared. This behavior is called "hoisting", as it appears that the variable declaration is moved to the top of the function or global code.</text:p>
      <text:p text:style-name="P1"/>
      <text:p text:style-name="P5">2.let:</text:p>
      <text:p text:style-name="P5"/>
      <text:p text:style-name="P5"><text:span text:style-name="Strong_20_Emphasis"><text:span text:style-name="Source_20_Text"><text:span text:style-name="T3">let</text:span></text:span></text:span><text:span text:style-name="T5"> </text:span><text:span text:style-name="T1">allows you to declare variables that are limited in scope to the block, statement, or expression on which it is used. </text:span></text:p>
      <text:p text:style-name="P5"><text:span text:style-name="T1">Variables declared by </text:span><text:span text:style-name="Strong_20_Emphasis"><text:span text:style-name="Source_20_Text"><text:span text:style-name="T3">let</text:span></text:span></text:span><text:span text:style-name="T1"> have their scope in the block for which they are defined, as well as in any contained sub-blocks. </text:span></text:p>
      <text:p text:style-name="P9"/>
      <text:p text:style-name="P10">3.Constant</text:p>
      <text:p text:style-name="P10"/>
      <text:p text:style-name="P6"><text:span text:style-name="T1">Constants are block-scoped, much like variables defined using the </text:span><text:a xlink:type="simple" xlink:href="https://developer.mozilla.org/en-US/docs/Web/JavaScript/Reference/Statements/let" text:style-name="Internet_20_link" text:visited-style-name="Visited_20_Internet_20_Link"><text:span text:style-name="Source_20_Text"><text:span text:style-name="T6">let</text:span></text:span></text:a><text:span text:style-name="T1"> statement. The value of a constant cannot change through reassignment, and it can't be redecla</text:span></text:p>
      <text:p text:style-name="P1"/>
      <text:p text:style-name="P11"><text:tab/><text:tab/><text:tab/><text:tab/><text:tab/><text:tab/>30/11/2018</text:p>
      <text:p text:style-name="P11"/>
      <text:p text:style-name="P11"><text:span text:style-name="T1">Each object has a private property which holds a link to another object called its </text:span><text:span text:style-name="Strong_20_Emphasis"><text:span text:style-name="T2">prototype</text:span></text:span><text:span text:style-name="T1">. That prototype object has a prototype of its own, and so on until an object is reached with </text:span><text:span text:style-name="Source_20_Text"><text:span text:style-name="T4">null</text:span></text:span><text:span text:style-name="T5"> </text:span><text:span text:style-name="T1">as its prototype. By definition, </text:span><text:span text:style-name="Source_20_Text"><text:span text:style-name="T4">null</text:span></text:span><text:span text:style-name="T5"> </text:span><text:span text:style-name="T1">has no prototype, and acts as the final link in this </text:span><text:span text:style-name="Strong_20_Emphasis"><text:span text:style-name="T2">prototype chain</text:span></text:span><text:span text:style-name="T1">.</text:span></text:p>
      <text:p text:style-name="P11"><text:span text:style-name="T1"/></text:p>
      <text:p text:style-name="P11"><text:span text:style-name="T1"/></text:p>
      <text:p text:style-name="P12"><text:span text:style-name="T1">Hierachy is defined via prototype;</text:span></text:p>
      <text:p text:style-name="P12"><text:span text:style-name="T1"/></text:p>
      <text:p text:style-name="P13"><text:span text:style-name="T1">Inheritence inJS can be achieved by COM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Lohit Devanagari1" svg:font-family="'Lohit Devanagari'"/>
    <style:font-face style:name="consolas" svg:font-family="consolas, 'Liberation Mono',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55:47.989917241</meta:creation-date>
    <dc:date>2018-11-30T18:34:01.993009148</dc:date>
    <meta:editing-duration>PT2H22M9S</meta:editing-duration>
    <meta:editing-cycles>8</meta:editing-cycles>
    <meta:generator>LibreOffice/6.1.2.1$Linux_X86_64 LibreOffice_project/10$Build-1</meta:generator>
    <meta:document-statistic meta:table-count="0" meta:image-count="0" meta:object-count="0" meta:page-count="1" meta:paragraph-count="14" meta:word-count="177" meta:character-count="1060" meta:non-whitespace-character-count="880"/>
  </office:meta>
</office:document-meta>
</file>